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1633c7" officeooo:paragraph-rsid="001633c7"/>
    </style:style>
    <style:style style:name="P2" style:family="paragraph" style:parent-style-name="Standard">
      <style:text-properties officeooo:rsid="001633c7" officeooo:paragraph-rsid="001633c7"/>
    </style:style>
    <style:style style:name="P3" style:family="paragraph" style:parent-style-name="Standard">
      <style:text-properties style:text-underline-style="solid" style:text-underline-width="auto" style:text-underline-color="font-color" officeooo:rsid="001633c7" officeooo:paragraph-rsid="001633c7"/>
    </style:style>
    <style:style style:name="P4" style:family="paragraph" style:parent-style-name="Standard">
      <style:text-properties style:font-name="Liberation Mono" fo:font-size="10pt" officeooo:rsid="001633c7" officeooo:paragraph-rsid="001633c7" style:font-name-asian="NSimSun" style:font-size-asian="10pt" style:font-name-complex="Liberation Mono" style:font-size-complex="10pt"/>
    </style:style>
    <style:style style:name="P5" style:family="paragraph" style:parent-style-name="Standard">
      <style:text-properties officeooo:rsid="00165911" officeooo:paragraph-rsid="0016591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5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struzioni per creazione account D-Wave e API token</text:span> </text:p>
      <text:p text:style-name="P2">Visitare <text:a xlink:type="simple" xlink:href="https://cloud.dwavesys.com/leap/" text:style-name="Internet_20_link" text:visited-style-name="Visited_20_Internet_20_Link">https://cloud.dwavesys.com/leap/</text:a> e creare un account.</text:p>
      <text:p text:style-name="P2">Una volta che si è abilitati seguendo la procedura, copiare l’API token che compare nella colonna a sinistra. Salvarlo sul proprio computer.</text:p>
      <text:p text:style-name="P2"/>
      <text:p text:style-name="P3">Istruzioni per la creazione di ambienti conda </text:p>
      <text:p text:style-name="P2">Scaricare Anaconda da <text:a xlink:type="simple" xlink:href="https://www.anaconda.com/download" text:style-name="Internet_20_link" text:visited-style-name="Visited_20_Internet_20_Link">https://www.anaconda.com/download</text:a> e installarlo (per gli utenti MAC, vedere le istruzioni in questo link <text:a xlink:type="simple" xlink:href="https://conda.io/projects/conda/en/latest/user-guide/install/macos.html" text:style-name="Internet_20_link" text:visited-style-name="Visited_20_Internet_20_Link">https://conda.io/projects/conda/en/latest/user-guide/install/macos.html</text:a></text:p>
      <text:p text:style-name="P2"/>
      <text:p text:style-name="P2">Una volta che si dispone sul proprio computer di un’Anaconda Terminal, lanciarlo.</text:p>
      <text:p text:style-name="P2"/>
      <text:p text:style-name="P3">Creare un nuovo ambiente conda per il lab. </text:p>
      <text:p text:style-name="P2">Comandi:</text:p>
      <text:p text:style-name="P2"/>
      <text:p text:style-name="Preformatted_20_Text">conda create -n lab python=3.9</text:p>
      <text:p text:style-name="P1">conda activate lab</text:p>
      <text:p text:style-name="P1">pip install numpy matplotlib scikit-learn jupyter networkx dwave-ocean-sdk</text:p>
      <text:p text:style-name="P1"/>
      <text:p text:style-name="P3">Configurare dwave-ocean-sdk. </text:p>
      <text:p text:style-name="P2">Comandi:</text:p>
      <text:p text:style-name="P1"/>
      <text:p text:style-name="P1">dwave setup</text:p>
      <text:p text:style-name="P1"/>
      <text:p text:style-name="P2">Seguire l’installazione e dare in input tre y e il D-Wave API token prima copiato.</text:p>
      <text:p text:style-name="P2"/>
      <text:p text:style-name="P3">Esecuzione notebook. </text:p>
      <text:p text:style-name="P2">Comandi:</text:p>
      <text:p text:style-name="P2"/>
      <text:p text:style-name="P4">jupyter notebook </text:p>
      <text:p text:style-name="P4"/>
      <text:p text:style-name="Standard">Si aprirà una finestra del browser in cui è possibile navigare fino al file <text:span text:style-name="T2">quantum_computing_adiabatico.ipynb</text:span></text:p>
      <text:p text:style-name="Standard"/>
      <text:p text:style-name="P5">Aprire il file all’interno dell’interfaccia e eseguirlo</text:p>
      <text:p text:style-name="P2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7T13:46:19.895000000</dc:date>
    <meta:editing-duration>PT12M30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0" meta:word-count="144" meta:character-count="1093" meta:non-whitespace-character-count="963"/>
  </office:meta>
</office:document-meta>
</file>